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2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1p</text:p>
          </table:table-cell>
          <table:table-cell table:style-name="ce1" office:value-type="string" calcext:value-type="string">
            <text:p>d2p</text:p>
          </table:table-cell>
          <table:table-cell table:style-name="ce1" office:value-type="string" calcext:value-type="string">
            <text:p>d3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d1o</text:p>
          </table:table-cell>
          <table:table-cell table:style-name="ce1" office:value-type="string" calcext:value-type="string">
            <text:p>d2o</text:p>
          </table:table-cell>
          <table:table-cell table:style-name="ce1" office:value-type="string" calcext:value-type="string">
            <text:p>d3o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Carpinus betulus</text:p>
          </table:table-cell>
          <table:table-cell office:value-type="string" calcext:value-type="string">
            <text:p>Tilia cordata</text:p>
          </table:table-cell>
          <table:table-cell office:value-type="string" calcext:value-type="string">
            <text:p>Tilia platyphyllos</text:p>
          </table:table-cell>
          <table:table-cell office:value-type="string" calcext:value-type="string">
            <text:p>Fraxinus excelsior</text:p>
          </table:table-cell>
          <table:table-cell table:number-columns-repeated="2"/>
          <table:table-cell office:value-type="string" calcext:value-type="string">
            <text:p>Robinia pseudoaca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Ulmus sp.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+</text:p>
          </table:table-cell>
          <table:table-cell office:value-type="string" calcext:value-type="string">
            <text:p>Salix s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+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Prunus avium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Sorbus aucupa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5+</text:p>
          </table:table-cell>
          <table:table-cell office:value-type="string" calcext:value-type="string">
            <text:p>Quercus sp.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Quercus petrea</text:p>
          </table:table-cell>
          <table:table-cell office:value-type="string" calcext:value-type="string">
            <text:p>Quercus rubra</text:p>
          </table:table-cell>
          <table:table-cell office:value-type="string" calcext:value-type="string">
            <text:p>Juglans regia</text:p>
          </table:table-cell>
          <table:table-cell office:value-type="string" calcext:value-type="string">
            <text:p>Juglans ni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-</text:p>
          </table:table-cell>
          <table:table-cell office:value-type="string" calcext:value-type="string">
            <text:p>Populus sp.</text:p>
          </table:table-cell>
          <table:table-cell office:value-type="string" calcext:value-type="string">
            <text:p>Populus canadensis</text:p>
          </table:table-cell>
          <table:table-cell office:value-type="string" calcext:value-type="string">
            <text:p>Populus tremu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-</text:p>
          </table:table-cell>
          <table:table-cell office:value-type="string" calcext:value-type="string">
            <text:p>Betula sp.</text:p>
          </table:table-cell>
          <table:table-cell table:number-columns-repeated="7"/>
          <table:table-cell office:value-type="string" calcext:value-type="string">
            <text:p>Alnus glutin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-</text:p>
          </table:table-cell>
          <table:table-cell office:value-type="string" calcext:value-type="string">
            <text:p>Acer sp.</text:p>
          </table:table-cell>
          <table:table-cell office:value-type="string" calcext:value-type="string">
            <text:p>Acer campestre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Acer platanoides</text:p>
          </table:table-cell>
          <table:table-cell office:value-type="string" calcext:value-type="string">
            <text:p>Aesculus hippocastanum</text:p>
          </table:table-cell>
          <table:table-cell table:number-columns-repeated="3"/>
          <table:table-cell office:value-type="string" calcext:value-type="string">
            <text:p>Platanus sp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1p</text:p>
          </table:table-cell>
          <table:table-cell table:style-name="ce1" office:value-type="string" calcext:value-type="string">
            <text:p>d2p</text:p>
          </table:table-cell>
          <table:table-cell table:style-name="ce1" office:value-type="string" calcext:value-type="string">
            <text:p>d3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d1o</text:p>
          </table:table-cell>
          <table:table-cell table:style-name="ce1" office:value-type="string" calcext:value-type="string">
            <text:p>d2o</text:p>
          </table:table-cell>
          <table:table-cell table:style-name="ce1" office:value-type="string" calcext:value-type="string">
            <text:p>d3o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formula="of:=[.A15]&amp;[.$C$14]" office:value-type="string" office:string-value="B3d1" calcext:value-type="string">
            <text:p>B3d1</text:p>
          </table:table-cell>
          <table:table-cell table:formula="of:=[.A15]&amp;[.$D$14]" office:value-type="string" office:string-value="B3d2" calcext:value-type="string">
            <text:p>B3d2</text:p>
          </table:table-cell>
          <table:table-cell table:formula="of:=[.A15]&amp;[.$E$14]" office:value-type="string" office:string-value="B3d3" calcext:value-type="string">
            <text:p>B3d3</text:p>
          </table:table-cell>
          <table:table-cell office:value-type="string" calcext:value-type="string">
            <text:p>Bp</text:p>
          </table:table-cell>
          <table:table-cell table:formula="of:=[.A15]&amp;[.$G$14]" office:value-type="string" office:string-value="B3d1p" calcext:value-type="string">
            <text:p>B3d1p</text:p>
          </table:table-cell>
          <table:table-cell table:formula="of:=[.A15]&amp;[.$H$14]" office:value-type="string" office:string-value="B3d2p" calcext:value-type="string">
            <text:p>B3d2p</text:p>
          </table:table-cell>
          <table:table-cell table:formula="of:=[.A15]&amp;[.$I$14]" office:value-type="string" office:string-value="B3d3p" calcext:value-type="string">
            <text:p>B3d3p</text:p>
          </table:table-cell>
          <table:table-cell office:value-type="string" calcext:value-type="string">
            <text:p>Bo</text:p>
          </table:table-cell>
          <table:table-cell table:formula="of:=[.A15]&amp;[.$K$14]" office:value-type="string" office:string-value="B3d1o" calcext:value-type="string">
            <text:p>B3d1o</text:p>
          </table:table-cell>
          <table:table-cell table:formula="of:=[.A15]&amp;[.$L$14]" office:value-type="string" office:string-value="B3d2o" calcext:value-type="string">
            <text:p>B3d2o</text:p>
          </table:table-cell>
          <table:table-cell table:formula="of:=[.A15]&amp;[.$M$14]" office:value-type="string" office:string-value="B3d3o" calcext:value-type="string">
            <text:p>B3d3o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table:formula="of:=[.A16]&amp;[.$C$14]" office:value-type="string" office:string-value="B5d1" calcext:value-type="string">
            <text:p>B5d1</text:p>
          </table:table-cell>
          <table:table-cell table:formula="of:=[.A16]&amp;[.$D$14]" office:value-type="string" office:string-value="B5d2" calcext:value-type="string">
            <text:p>B5d2</text:p>
          </table:table-cell>
          <table:table-cell table:formula="of:=[.A16]&amp;[.$E$14]" office:value-type="string" office:string-value="B5d3" calcext:value-type="string">
            <text:p>B5d3</text:p>
          </table:table-cell>
          <table:table-cell/>
          <table:table-cell table:formula="of:=[.A16]&amp;[.$G$14]" office:value-type="string" office:string-value="B5d1p" calcext:value-type="string">
            <text:p>B5d1p</text:p>
          </table:table-cell>
          <table:table-cell table:formula="of:=[.A16]&amp;[.$H$14]" office:value-type="string" office:string-value="B5d2p" calcext:value-type="string">
            <text:p>B5d2p</text:p>
          </table:table-cell>
          <table:table-cell table:formula="of:=[.A16]&amp;[.$I$14]" office:value-type="string" office:string-value="B5d3p" calcext:value-type="string">
            <text:p>B5d3p</text:p>
          </table:table-cell>
          <table:table-cell/>
          <table:table-cell table:formula="of:=[.A16]&amp;[.$K$14]" office:value-type="string" office:string-value="B5d1o" calcext:value-type="string">
            <text:p>B5d1o</text:p>
          </table:table-cell>
          <table:table-cell table:formula="of:=[.A16]&amp;[.$L$14]" office:value-type="string" office:string-value="B5d2o" calcext:value-type="string">
            <text:p>B5d2o</text:p>
          </table:table-cell>
          <table:table-cell table:formula="of:=[.A16]&amp;[.$M$14]" office:value-type="string" office:string-value="B5d3o" calcext:value-type="string">
            <text:p>B5d3o</text:p>
          </table:table-cell>
        </table:table-row>
        <table:table-row table:style-name="ro1">
          <table:table-cell office:value-type="string" calcext:value-type="string">
            <text:p>B3+</text:p>
          </table:table-cell>
          <table:table-cell table:formula="of:=[.A17]&amp;[.$B$14]" office:value-type="string" office:string-value="B3+" calcext:value-type="string">
            <text:p>B3+</text:p>
          </table:table-cell>
          <table:table-cell table:formula="of:=[.A17]&amp;[.$C$14]" office:value-type="string" office:string-value="B3+d1" calcext:value-type="string">
            <text:p>B3+d1</text:p>
          </table:table-cell>
          <table:table-cell table:formula="of:=[.A17]&amp;[.$D$14]" office:value-type="string" office:string-value="B3+d2" calcext:value-type="string">
            <text:p>B3+d2</text:p>
          </table:table-cell>
          <table:table-cell table:formula="of:=[.A17]&amp;[.$E$14]" office:value-type="string" office:string-value="B3+d3" calcext:value-type="string">
            <text:p>B3+d3</text:p>
          </table:table-cell>
          <table:table-cell table:formula="of:=[.A17]&amp;[.$F$14]" office:value-type="string" office:string-value="B3+p" calcext:value-type="string">
            <text:p>B3+p</text:p>
          </table:table-cell>
          <table:table-cell table:formula="of:=[.A17]&amp;[.$G$14]" office:value-type="string" office:string-value="B3+d1p" calcext:value-type="string">
            <text:p>B3+d1p</text:p>
          </table:table-cell>
          <table:table-cell table:formula="of:=[.A17]&amp;[.$H$14]" office:value-type="string" office:string-value="B3+d2p" calcext:value-type="string">
            <text:p>B3+d2p</text:p>
          </table:table-cell>
          <table:table-cell table:formula="of:=[.A17]&amp;[.$I$14]" office:value-type="string" office:string-value="B3+d3p" calcext:value-type="string">
            <text:p>B3+d3p</text:p>
          </table:table-cell>
          <table:table-cell table:formula="of:=[.A17]&amp;[.$J$14]" office:value-type="string" office:string-value="B3+o" calcext:value-type="string">
            <text:p>B3+o</text:p>
          </table:table-cell>
          <table:table-cell table:formula="of:=[.A17]&amp;[.$K$14]" office:value-type="string" office:string-value="B3+d1o" calcext:value-type="string">
            <text:p>B3+d1o</text:p>
          </table:table-cell>
          <table:table-cell table:formula="of:=[.A17]&amp;[.$L$14]" office:value-type="string" office:string-value="B3+d2o" calcext:value-type="string">
            <text:p>B3+d2o</text:p>
          </table:table-cell>
          <table:table-cell table:formula="of:=[.A17]&amp;[.$M$14]" office:value-type="string" office:string-value="B3+d3o" calcext:value-type="string">
            <text:p>B3+d3o</text:p>
          </table:table-cell>
        </table:table-row>
        <table:table-row table:style-name="ro1">
          <table:table-cell office:value-type="string" calcext:value-type="string">
            <text:p>B4+</text:p>
          </table:table-cell>
          <table:table-cell table:formula="of:=[.A18]&amp;[.$B$14]" office:value-type="string" office:string-value="B4+" calcext:value-type="string">
            <text:p>B4+</text:p>
          </table:table-cell>
          <table:table-cell table:formula="of:=[.A18]&amp;[.$C$14]" office:value-type="string" office:string-value="B4+d1" calcext:value-type="string">
            <text:p>B4+d1</text:p>
          </table:table-cell>
          <table:table-cell table:formula="of:=[.A18]&amp;[.$D$14]" office:value-type="string" office:string-value="B4+d2" calcext:value-type="string">
            <text:p>B4+d2</text:p>
          </table:table-cell>
          <table:table-cell table:formula="of:=[.A18]&amp;[.$E$14]" office:value-type="string" office:string-value="B4+d3" calcext:value-type="string">
            <text:p>B4+d3</text:p>
          </table:table-cell>
          <table:table-cell table:formula="of:=[.A18]&amp;[.$F$14]" office:value-type="string" office:string-value="B4+p" calcext:value-type="string">
            <text:p>B4+p</text:p>
          </table:table-cell>
          <table:table-cell table:formula="of:=[.A18]&amp;[.$G$14]" office:value-type="string" office:string-value="B4+d1p" calcext:value-type="string">
            <text:p>B4+d1p</text:p>
          </table:table-cell>
          <table:table-cell table:formula="of:=[.A18]&amp;[.$H$14]" office:value-type="string" office:string-value="B4+d2p" calcext:value-type="string">
            <text:p>B4+d2p</text:p>
          </table:table-cell>
          <table:table-cell table:formula="of:=[.A18]&amp;[.$I$14]" office:value-type="string" office:string-value="B4+d3p" calcext:value-type="string">
            <text:p>B4+d3p</text:p>
          </table:table-cell>
          <table:table-cell table:formula="of:=[.A18]&amp;[.$J$14]" office:value-type="string" office:string-value="B4+o" calcext:value-type="string">
            <text:p>B4+o</text:p>
          </table:table-cell>
          <table:table-cell table:formula="of:=[.A18]&amp;[.$K$14]" office:value-type="string" office:string-value="B4+d1o" calcext:value-type="string">
            <text:p>B4+d1o</text:p>
          </table:table-cell>
          <table:table-cell table:formula="of:=[.A18]&amp;[.$L$14]" office:value-type="string" office:string-value="B4+d2o" calcext:value-type="string">
            <text:p>B4+d2o</text:p>
          </table:table-cell>
          <table:table-cell table:formula="of:=[.A18]&amp;[.$M$14]" office:value-type="string" office:string-value="B4+d3o" calcext:value-type="string">
            <text:p>B4+d3o</text:p>
          </table:table-cell>
        </table:table-row>
        <table:table-row table:style-name="ro1">
          <table:table-cell office:value-type="string" calcext:value-type="string">
            <text:p>B5+</text:p>
          </table:table-cell>
          <table:table-cell table:formula="of:=[.A19]&amp;[.$B$14]" office:value-type="string" office:string-value="B5+" calcext:value-type="string">
            <text:p>B5+</text:p>
          </table:table-cell>
          <table:table-cell table:formula="of:=[.A19]&amp;[.$C$14]" office:value-type="string" office:string-value="B5+d1" calcext:value-type="string">
            <text:p>B5+d1</text:p>
          </table:table-cell>
          <table:table-cell table:formula="of:=[.A19]&amp;[.$D$14]" office:value-type="string" office:string-value="B5+d2" calcext:value-type="string">
            <text:p>B5+d2</text:p>
          </table:table-cell>
          <table:table-cell table:formula="of:=[.A19]&amp;[.$E$14]" office:value-type="string" office:string-value="B5+d3" calcext:value-type="string">
            <text:p>B5+d3</text:p>
          </table:table-cell>
          <table:table-cell table:formula="of:=[.A19]&amp;[.$F$14]" office:value-type="string" office:string-value="B5+p" calcext:value-type="string">
            <text:p>B5+p</text:p>
          </table:table-cell>
          <table:table-cell table:formula="of:=[.A19]&amp;[.$G$14]" office:value-type="string" office:string-value="B5+d1p" calcext:value-type="string">
            <text:p>B5+d1p</text:p>
          </table:table-cell>
          <table:table-cell table:formula="of:=[.A19]&amp;[.$H$14]" office:value-type="string" office:string-value="B5+d2p" calcext:value-type="string">
            <text:p>B5+d2p</text:p>
          </table:table-cell>
          <table:table-cell table:formula="of:=[.A19]&amp;[.$I$14]" office:value-type="string" office:string-value="B5+d3p" calcext:value-type="string">
            <text:p>B5+d3p</text:p>
          </table:table-cell>
          <table:table-cell table:formula="of:=[.A19]&amp;[.$J$14]" office:value-type="string" office:string-value="B5+o" calcext:value-type="string">
            <text:p>B5+o</text:p>
          </table:table-cell>
          <table:table-cell table:formula="of:=[.A19]&amp;[.$K$14]" office:value-type="string" office:string-value="B5+d1o" calcext:value-type="string">
            <text:p>B5+d1o</text:p>
          </table:table-cell>
          <table:table-cell table:formula="of:=[.A19]&amp;[.$L$14]" office:value-type="string" office:string-value="B5+d2o" calcext:value-type="string">
            <text:p>B5+d2o</text:p>
          </table:table-cell>
          <table:table-cell table:formula="of:=[.A19]&amp;[.$M$14]" office:value-type="string" office:string-value="B5+d3o" calcext:value-type="string">
            <text:p>B5+d3o</text:p>
          </table:table-cell>
        </table:table-row>
        <table:table-row table:style-name="ro1">
          <table:table-cell office:value-type="string" calcext:value-type="string">
            <text:p>B3-</text:p>
          </table:table-cell>
          <table:table-cell table:formula="of:=[.A20]&amp;[.$B$14]" office:value-type="string" office:string-value="B3-" calcext:value-type="string">
            <text:p>B3-</text:p>
          </table:table-cell>
          <table:table-cell table:formula="of:=[.A20]&amp;[.$C$14]" office:value-type="string" office:string-value="B3-d1" calcext:value-type="string">
            <text:p>B3-d1</text:p>
          </table:table-cell>
          <table:table-cell table:formula="of:=[.A20]&amp;[.$D$14]" office:value-type="string" office:string-value="B3-d2" calcext:value-type="string">
            <text:p>B3-d2</text:p>
          </table:table-cell>
          <table:table-cell table:formula="of:=[.A20]&amp;[.$E$14]" office:value-type="string" office:string-value="B3-d3" calcext:value-type="string">
            <text:p>B3-d3</text:p>
          </table:table-cell>
          <table:table-cell table:formula="of:=[.A20]&amp;[.$F$14]" office:value-type="string" office:string-value="B3-p" calcext:value-type="string">
            <text:p>B3-p</text:p>
          </table:table-cell>
          <table:table-cell table:formula="of:=[.A20]&amp;[.$G$14]" office:value-type="string" office:string-value="B3-d1p" calcext:value-type="string">
            <text:p>B3-d1p</text:p>
          </table:table-cell>
          <table:table-cell table:formula="of:=[.A20]&amp;[.$H$14]" office:value-type="string" office:string-value="B3-d2p" calcext:value-type="string">
            <text:p>B3-d2p</text:p>
          </table:table-cell>
          <table:table-cell table:formula="of:=[.A20]&amp;[.$I$14]" office:value-type="string" office:string-value="B3-d3p" calcext:value-type="string">
            <text:p>B3-d3p</text:p>
          </table:table-cell>
          <table:table-cell table:formula="of:=[.A20]&amp;[.$J$14]" office:value-type="string" office:string-value="B3-o" calcext:value-type="string">
            <text:p>B3-o</text:p>
          </table:table-cell>
          <table:table-cell table:formula="of:=[.A20]&amp;[.$K$14]" office:value-type="string" office:string-value="B3-d1o" calcext:value-type="string">
            <text:p>B3-d1o</text:p>
          </table:table-cell>
          <table:table-cell table:formula="of:=[.A20]&amp;[.$L$14]" office:value-type="string" office:string-value="B3-d2o" calcext:value-type="string">
            <text:p>B3-d2o</text:p>
          </table:table-cell>
          <table:table-cell table:formula="of:=[.A20]&amp;[.$M$14]" office:value-type="string" office:string-value="B3-d3o" calcext:value-type="string">
            <text:p>B3-d3o</text:p>
          </table:table-cell>
        </table:table-row>
        <table:table-row table:style-name="ro1">
          <table:table-cell office:value-type="string" calcext:value-type="string">
            <text:p>B4-</text:p>
          </table:table-cell>
          <table:table-cell table:formula="of:=[.A21]&amp;[.$B$14]" office:value-type="string" office:string-value="B4-" calcext:value-type="string">
            <text:p>B4-</text:p>
          </table:table-cell>
          <table:table-cell table:formula="of:=[.A21]&amp;[.$C$14]" office:value-type="string" office:string-value="B4-d1" calcext:value-type="string">
            <text:p>B4-d1</text:p>
          </table:table-cell>
          <table:table-cell table:formula="of:=[.A21]&amp;[.$D$14]" office:value-type="string" office:string-value="B4-d2" calcext:value-type="string">
            <text:p>B4-d2</text:p>
          </table:table-cell>
          <table:table-cell table:formula="of:=[.A21]&amp;[.$E$14]" office:value-type="string" office:string-value="B4-d3" calcext:value-type="string">
            <text:p>B4-d3</text:p>
          </table:table-cell>
          <table:table-cell table:formula="of:=[.A21]&amp;[.$F$14]" office:value-type="string" office:string-value="B4-p" calcext:value-type="string">
            <text:p>B4-p</text:p>
          </table:table-cell>
          <table:table-cell table:formula="of:=[.A21]&amp;[.$G$14]" office:value-type="string" office:string-value="B4-d1p" calcext:value-type="string">
            <text:p>B4-d1p</text:p>
          </table:table-cell>
          <table:table-cell table:formula="of:=[.A21]&amp;[.$H$14]" office:value-type="string" office:string-value="B4-d2p" calcext:value-type="string">
            <text:p>B4-d2p</text:p>
          </table:table-cell>
          <table:table-cell table:formula="of:=[.A21]&amp;[.$I$14]" office:value-type="string" office:string-value="B4-d3p" calcext:value-type="string">
            <text:p>B4-d3p</text:p>
          </table:table-cell>
          <table:table-cell table:formula="of:=[.A21]&amp;[.$J$14]" office:value-type="string" office:string-value="B4-o" calcext:value-type="string">
            <text:p>B4-o</text:p>
          </table:table-cell>
          <table:table-cell table:formula="of:=[.A21]&amp;[.$K$14]" office:value-type="string" office:string-value="B4-d1o" calcext:value-type="string">
            <text:p>B4-d1o</text:p>
          </table:table-cell>
          <table:table-cell table:formula="of:=[.A21]&amp;[.$L$14]" office:value-type="string" office:string-value="B4-d2o" calcext:value-type="string">
            <text:p>B4-d2o</text:p>
          </table:table-cell>
          <table:table-cell table:formula="of:=[.A21]&amp;[.$M$14]" office:value-type="string" office:string-value="B4-d3o" calcext:value-type="string">
            <text:p>B4-d3o</text:p>
          </table:table-cell>
        </table:table-row>
        <table:table-row table:style-name="ro1">
          <table:table-cell office:value-type="string" calcext:value-type="string">
            <text:p>B5-</text:p>
          </table:table-cell>
          <table:table-cell table:formula="of:=[.A22]&amp;[.$B$14]" office:value-type="string" office:string-value="B5-" calcext:value-type="string">
            <text:p>B5-</text:p>
          </table:table-cell>
          <table:table-cell table:formula="of:=[.A22]&amp;[.$C$14]" office:value-type="string" office:string-value="B5-d1" calcext:value-type="string">
            <text:p>B5-d1</text:p>
          </table:table-cell>
          <table:table-cell table:formula="of:=[.A22]&amp;[.$D$14]" office:value-type="string" office:string-value="B5-d2" calcext:value-type="string">
            <text:p>B5-d2</text:p>
          </table:table-cell>
          <table:table-cell table:formula="of:=[.A22]&amp;[.$E$14]" office:value-type="string" office:string-value="B5-d3" calcext:value-type="string">
            <text:p>B5-d3</text:p>
          </table:table-cell>
          <table:table-cell table:formula="of:=[.A22]&amp;[.$F$14]" office:value-type="string" office:string-value="B5-p" calcext:value-type="string">
            <text:p>B5-p</text:p>
          </table:table-cell>
          <table:table-cell table:formula="of:=[.A22]&amp;[.$G$14]" office:value-type="string" office:string-value="B5-d1p" calcext:value-type="string">
            <text:p>B5-d1p</text:p>
          </table:table-cell>
          <table:table-cell table:formula="of:=[.A22]&amp;[.$H$14]" office:value-type="string" office:string-value="B5-d2p" calcext:value-type="string">
            <text:p>B5-d2p</text:p>
          </table:table-cell>
          <table:table-cell table:formula="of:=[.A22]&amp;[.$I$14]" office:value-type="string" office:string-value="B5-d3p" calcext:value-type="string">
            <text:p>B5-d3p</text:p>
          </table:table-cell>
          <table:table-cell table:formula="of:=[.A22]&amp;[.$J$14]" office:value-type="string" office:string-value="B5-o" calcext:value-type="string">
            <text:p>B5-o</text:p>
          </table:table-cell>
          <table:table-cell table:formula="of:=[.A22]&amp;[.$K$14]" office:value-type="string" office:string-value="B5-d1o" calcext:value-type="string">
            <text:p>B5-d1o</text:p>
          </table:table-cell>
          <table:table-cell table:formula="of:=[.A22]&amp;[.$L$14]" office:value-type="string" office:string-value="B5-d2o" calcext:value-type="string">
            <text:p>B5-d2o</text:p>
          </table:table-cell>
          <table:table-cell table:formula="of:=[.A22]&amp;[.$M$14]" office:value-type="string" office:string-value="B5-d3o" calcext:value-type="string">
            <text:p>B5-d3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Minet</meta:initial-creator>
    <meta:creation-date>2024-01-23T21:58:54.556573619</meta:creation-date>
    <meta:generator>LibreOffice/7.3.7.2$Linux_X86_64 LibreOffice_project/30$Build-2</meta:generator>
    <dc:date>2024-01-23T22:31:21.121653863</dc:date>
    <dc:creator>Julien Minet</dc:creator>
    <meta:editing-duration>PT32M22S</meta:editing-duration>
    <meta:editing-cycles>11</meta:editing-cycles>
    <meta:document-statistic meta:table-count="1" meta:cell-count="166" meta:object-count="0"/>
  </office:meta>
</office:document-meta>
</file>